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366cm" svg:height="12.192cm" svg:x="1.508cm" svg:y="4.556cm">
          <text:p/>
        </draw:rect>
        <draw:frame draw:style-name="gr2" draw:layer="layout" svg:width="1.984cm" svg:height="0.963cm" svg:x="1.937cm" svg:y="4.683cm">
          <draw:text-box>
            <text:p>State</text:p>
          </draw:text-box>
        </draw:frame>
        <draw:rect draw:style-name="gr3" draw:text-style-name="P1" draw:layer="layout" svg:width="6.858cm" svg:height="1.143cm" svg:x="1.762cm" svg:y="5.699cm">
          <text:p/>
        </draw:rect>
        <draw:rect draw:style-name="gr3" draw:text-style-name="P1" draw:layer="layout" svg:width="6.858cm" svg:height="3.937cm" svg:x="1.762cm" svg:y="11.033cm">
          <text:p/>
        </draw:rect>
        <draw:rect draw:style-name="gr3" draw:text-style-name="P1" draw:layer="layout" svg:width="6.858cm" svg:height="1.143cm" svg:x="1.762cm" svg:y="15.097cm">
          <text:p/>
        </draw:rect>
        <draw:rect draw:style-name="gr3" draw:text-style-name="P1" draw:layer="layout" svg:width="6.858cm" svg:height="3.937cm" svg:x="1.762cm" svg:y="6.969cm">
          <text:p/>
        </draw:rect>
        <draw:rect draw:style-name="gr1" draw:text-style-name="P1" draw:layer="layout" svg:width="7.366cm" svg:height="12.192cm" svg:x="19.034cm" svg:y="4.556cm">
          <text:p/>
        </draw:rect>
        <draw:frame draw:style-name="gr2" draw:layer="layout" svg:width="2.106cm" svg:height="0.963cm" svg:x="19.463cm" svg:y="4.683cm">
          <draw:text-box>
            <text:p>State'</text:p>
          </draw:text-box>
        </draw:frame>
        <draw:rect draw:style-name="gr3" draw:text-style-name="P1" draw:layer="layout" svg:width="6.858cm" svg:height="1.143cm" svg:x="19.288cm" svg:y="5.699cm">
          <text:p/>
        </draw:rect>
        <draw:rect draw:style-name="gr3" draw:text-style-name="P1" draw:layer="layout" svg:width="6.858cm" svg:height="3.937cm" svg:x="19.288cm" svg:y="11.033cm">
          <text:p/>
        </draw:rect>
        <draw:rect draw:style-name="gr3" draw:text-style-name="P1" draw:layer="layout" svg:width="6.858cm" svg:height="1.143cm" svg:x="19.288cm" svg:y="15.097cm">
          <text:p/>
        </draw:rect>
        <draw:rect draw:style-name="gr3" draw:text-style-name="P1" draw:layer="layout" svg:width="6.858cm" svg:height="3.937cm" svg:x="19.288cm" svg:y="6.969cm">
          <text:p/>
        </draw:rect>
        <draw:rect draw:style-name="gr1" draw:text-style-name="P1" draw:layer="layout" svg:width="5.334cm" svg:height="8.382cm" svg:x="11.287cm" svg:y="6.461cm">
          <text:p/>
        </draw:rect>
        <draw:line draw:style-name="gr4" draw:text-style-name="P1" draw:layer="layout" svg:x1="9.128cm" svg:y1="10.525cm" svg:x2="10.906cm" svg:y2="10.525cm">
          <text:p/>
        </draw:line>
        <draw:line draw:style-name="gr4" draw:text-style-name="P1" draw:layer="layout" svg:x1="17.002cm" svg:y1="10.525cm" svg:x2="18.78cm" svg:y2="10.525cm">
          <text:p/>
        </draw:line>
        <draw:frame draw:style-name="gr2" draw:text-style-name="P2" draw:layer="layout" svg:width="2.377cm" svg:height="0.725cm" svg:x="1.633cm" svg:y="5.66cm">
          <draw:text-box>
            <text:p text:style-name="P2"><text:span text:style-name="T1">14c5f8ba:</text:span></text:p>
          </draw:text-box>
        </draw:frame>
        <draw:frame draw:style-name="gr2" draw:text-style-name="P2" draw:layer="layout" svg:width="2.42cm" svg:height="0.725cm" svg:x="1.755cm" svg:y="6.207cm">
          <draw:text-box>
            <text:p text:style-name="P2"><text:span text:style-name="T1">- 1024 eth</text:span></text:p>
          </draw:text-box>
        </draw:frame>
        <draw:frame draw:style-name="gr2" draw:text-style-name="P2" draw:layer="layout" svg:width="2.517cm" svg:height="0.725cm" svg:x="1.671cm" svg:y="7.006cm">
          <draw:text-box>
            <text:p text:style-name="P2"><text:span text:style-name="T1">bb75a980:</text:span></text:p>
          </draw:text-box>
        </draw:frame>
        <draw:frame draw:style-name="gr2" draw:text-style-name="P2" draw:layer="layout" svg:width="2.42cm" svg:height="0.725cm" svg:x="1.762cm" svg:y="7.604cm">
          <draw:text-box>
            <text:p text:style-name="P2"><text:span text:style-name="T1">- 5202 eth</text:span></text:p>
          </draw:text-box>
        </draw:frame>
        <draw:frame draw:style-name="gr2" draw:text-style-name="P2" draw:layer="layout" svg:width="2.377cm" svg:height="0.725cm" svg:x="19.161cm" svg:y="5.699cm">
          <draw:text-box>
            <text:p text:style-name="P2"><text:span text:style-name="T1">14c5f8ba:</text:span></text:p>
          </draw:text-box>
        </draw:frame>
        <draw:frame draw:style-name="gr2" draw:text-style-name="P2" draw:layer="layout" svg:width="2.42cm" svg:height="0.725cm" svg:x="19.288cm" svg:y="6.207cm">
          <draw:text-box>
            <text:p text:style-name="P2"><text:span text:style-name="T1">- 1014 eth</text:span></text:p>
          </draw:text-box>
        </draw:frame>
        <draw:frame draw:style-name="gr2" draw:text-style-name="P2" draw:layer="layout" svg:width="2.517cm" svg:height="0.725cm" svg:x="19.184cm" svg:y="7.006cm">
          <draw:text-box>
            <text:p text:style-name="P2"><text:span text:style-name="T1">bb75a980:</text:span></text:p>
          </draw:text-box>
        </draw:frame>
        <draw:frame draw:style-name="gr2" draw:text-style-name="P2" draw:layer="layout" svg:width="2.42cm" svg:height="0.725cm" svg:x="19.288cm" svg:y="7.604cm">
          <draw:text-box>
            <text:p text:style-name="P2"><text:span text:style-name="T1">- 5212 eth</text:span></text:p>
          </draw:text-box>
        </draw:frame>
        <draw:frame draw:style-name="gr2" draw:text-style-name="P3" draw:layer="layout" svg:width="6.894cm" svg:height="1.029cm" svg:x="1.726cm" svg:y="8.48cm">
          <draw:text-box>
            <text:p text:style-name="P3"><text:span text:style-name="T2">if !contract.storage[tx.data[0]]:</text:span></text:p>
            <text:p text:style-name="P3"><text:span text:style-name="T2"><text:s text:c="4"/></text:span><text:span text:style-name="T2">contract.storage[tx.data[0]] = tx.data[1]</text:span></text:p>
          </draw:text-box>
        </draw:frame>
        <draw:frame draw:style-name="gr2" draw:text-style-name="P3" draw:layer="layout" svg:width="6.894cm" svg:height="1.029cm" svg:x="19.252cm" svg:y="8.493cm">
          <draw:text-box>
            <text:p text:style-name="P3"><text:span text:style-name="T2">if !contract.storage[tx.data[0]]:</text:span></text:p>
            <text:p text:style-name="P3"><text:span text:style-name="T2"><text:s text:c="4"/></text:span><text:span text:style-name="T2">contract.storage[tx.data[0]] = tx.data[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19T17:56:43.93</meta:creation-date>
    <dc:date>2020-06-19T19:09:40.50</dc:date>
    <meta:editing-duration>PT12M1S</meta:editing-duration>
    <meta:editing-cycles>1</meta:editing-cycles>
    <meta:document-statistic meta:object-count="25"/>
    <meta:generator>OpenOffice/4.1.6$Win32 OpenOffice.org_project/416m1$Build-9790</meta:generator>
  </office:meta>
</office:document-meta>
</file>